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officeooo:rsid="000f1110" officeooo:paragraph-rsid="0010a776"/>
    </style:style>
    <style:style style:name="P2" style:family="paragraph" style:parent-style-name="Standard" style:list-style-name="L1">
      <style:paragraph-properties fo:line-height="150%"/>
      <style:text-properties officeooo:rsid="000f8e63" officeooo:paragraph-rsid="000f8e63"/>
    </style:style>
    <style:style style:name="P3" style:family="paragraph" style:parent-style-name="Standard">
      <style:paragraph-properties fo:line-height="150%"/>
      <style:text-properties officeooo:rsid="000f8e63" officeooo:paragraph-rsid="000f8e63"/>
    </style:style>
    <style:style style:name="P4" style:family="paragraph" style:parent-style-name="Standard">
      <style:paragraph-properties fo:line-height="150%"/>
      <style:text-properties officeooo:rsid="0010a776" officeooo:paragraph-rsid="0010a776"/>
    </style:style>
    <style:style style:name="P5" style:family="paragraph" style:parent-style-name="Standard" style:list-style-name="L2">
      <style:paragraph-properties fo:line-height="150%"/>
      <style:text-properties officeooo:rsid="0010a776" officeooo:paragraph-rsid="0010a776"/>
    </style:style>
    <style:style style:name="P6" style:family="paragraph" style:parent-style-name="Standard" style:list-style-name="L1">
      <style:paragraph-properties fo:line-height="150%"/>
      <style:text-properties officeooo:rsid="00117440" officeooo:paragraph-rsid="00117440"/>
    </style:style>
    <style:style style:name="T1" style:family="text">
      <style:text-properties officeooo:rsid="0010a776"/>
    </style:style>
    <style:style style:name="T2" style:family="text">
      <style:text-properties officeooo:rsid="0011744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text:p>
      <text:p text:style-name="P4">Noah Buchen</text:p>
      <text:p text:style-name="P4">CS362-WIN2019</text:p>
      <text:p text:style-name="P4">27 Jan. 2019</text:p>
      <text:p text:style-name="P4">Assignment 2</text:p>
      <text:p text:style-name="P1"/>
      <text:p text:style-name="P1"><text:span text:style-name="T1">R</text:span>efactor</text:p>
      <text:list xml:id="list1734731194" text:style-name="L1">
        <text:list-item>
          <text:p text:style-name="P2">new functions extracted from the cardEffects function’s switch statement</text:p>
          <text:list>
            <text:list-item>
              <text:p text:style-name="P2">useAdventurer() (moved several variables into function as well)</text:p>
              <text:list>
                <text:list-item>
                  <text:p text:style-name="P2"><text:s/>drawntreasure</text:p>
                </text:list-item>
                <text:list-item>
                  <text:p text:style-name="P2">cardDrawn</text:p>
                </text:list-item>
                <text:list-item>
                  <text:p text:style-name="P2">z //temphand counter</text:p>
                </text:list-item>
              </text:list>
            </text:list-item>
            <text:list-item>
              <text:p text:style-name="P2">useSmithy()</text:p>
            </text:list-item>
            <text:list-item>
              <text:p text:style-name="P6">useCutpurse()</text:p>
            </text:list-item>
            <text:list-item>
              <text:p text:style-name="P2">useSalvager()</text:p>
            </text:list-item>
            <text:list-item>
              <text:p text:style-name="P2">useEmbargo()</text:p>
              <text:p text:style-name="P6"/>
            </text:list-item>
          </text:list>
        </text:list-item>
        <text:list-item>
          <text:p text:style-name="P2">new function headers found in dominion_helpers.h</text:p>
        </text:list-item>
      </text:list>
      <text:p text:style-name="P4"/>
      <text:p text:style-name="P4">Bugs</text:p>
      <text:list xml:id="list3448658603" text:style-name="L2">
        <text:list-item>
          <text:p text:style-name="P5">useAdventurer- line 1<text:span text:style-name="T2">270</text:span>: removed equal sign from the while conditions discard loop, so one of the other cards drawn during the play will remain in the players hand not just the treasure found</text:p>
        </text:list-item>
        <text:list-item>
          <text:p text:style-name="P5">useSmithy- line 1<text:span text:style-name="T2">280</text:span>: added an equal sign to for loop so 4 cards will be drawn instead of 3 (couldn’t think of anything more interesting or subtle) </text:p>
        </text:list-item>
        <text:list-item>
          <text:p text:style-name="P5">useSalvager- line 1<text:span text:style-name="T2">297</text:span>: instead of trashing the card chosen by the player, the card that gets trashed is the Salvager, the call to discardCard has the wrong first argument it should be choice1 not handPos</text:p>
        </text:list-item>
        <text:list-item>
          <text:p text:style-name="P5">useEmbargo- line 13<text:span text:style-name="T2">21</text:span>: argument four in call to discardCard should be 1 (trashflag) not 0 (just discard). The embargo card will remain in the deck. </text:p>
        </text:list-item>
      </text:list>
      <text:p text:style-name="P3"/>
      <text:list xml:id="list203236610386677" text:continue-list="list1734731194" text:style-name="L1">
        <text:list-header>
          <text:p text:style-name="P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7T16:24:17.031607895</meta:creation-date>
    <dc:date>2019-01-29T20:32:34.353423630</dc:date>
    <meta:editing-duration>P1DT23H27M</meta:editing-duration>
    <meta:editing-cycles>1</meta:editing-cycles>
    <meta:document-statistic meta:table-count="0" meta:image-count="0" meta:object-count="0" meta:page-count="1" meta:paragraph-count="23" meta:word-count="179" meta:character-count="1044" meta:non-whitespace-character-count="899"/>
    <meta:generator>LibreOffice/6.0.7.3$Linux_X86_64 LibreOffice_project/00m0$Build-3</meta:generator>
  </office:meta>
</office:document-meta>
</file>